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ma.Schema( SchemaDocument schema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.Schema( TTypes t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.getTypeNode( QName q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">
            <text:p text:style-name="Table_20_Contents">3</text:p>
          </table:table-cell>
          <table:table-cell office:value-type="float" office:value="32">
            <text:p text:style-name="Table_20_Contents">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